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77d" officeooo:paragraph-rsid="000157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 andament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9-24T19:40:22.337000000</dc:date>
    <meta:editing-duration>PT8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</office:meta>
</office:document-meta>
</file>